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2025-09-04 21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6112" calcext:value-type="float">
            <text:p>35.18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2025-05-22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4072" calcext:value-type="float">
            <text:p>30.29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2024-09-26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0264" calcext:value-type="float">
            <text:p>35.64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2024-05-21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5192" calcext:value-type="float">
            <text:p>31.63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2023-11-17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2464" calcext:value-type="float">
            <text:p>34.19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2023-09-27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448" calcext:value-type="float">
            <text:p>35.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2023-05-26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4312" calcext:value-type="float">
            <text:p>32.21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2022-09-28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952" calcext:value-type="float">
            <text:p>34.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2022-05-19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7064" calcext:value-type="float">
            <text:p>29.08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2021-09-29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9176" calcext:value-type="float">
            <text:p>32.26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2021-05-28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3904" calcext:value-type="float">
            <text:p>30.4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2020-09-25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7144" calcext:value-type="float">
            <text:p>33.53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2020-05-19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1576" calcext:value-type="float">
            <text:p>28.6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2019-09-20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6736" calcext:value-type="float">
            <text:p>31.79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2019-05-22 1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1808" calcext:value-type="float">
            <text:p>28.18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2018-12-10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2296" calcext:value-type="float">
            <text:p>30.56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2018-09-27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6488" calcext:value-type="float">
            <text:p>31.33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2018-05-25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2017-09-22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5088" calcext:value-type="float">
            <text:p>31.5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2017-06-02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1408" calcext:value-type="float">
            <text:p>28.79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2016-09-08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6976" calcext:value-type="float">
            <text:p>33.71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2016-04-21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4912" calcext:value-type="float">
            <text:p>29.39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2015-09-25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0296" calcext:value-type="float">
            <text:p>33.61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2015-05-07 21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3664" calcext:value-type="float">
            <text:p>28.55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2014-07-31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3976" calcext:value-type="float">
            <text:p>32.5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2014-06-03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2384" calcext:value-type="float">
            <text:p>29.74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2014-05-29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3888" calcext:value-type="float">
            <text:p>29.58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2014-03-27 2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7208" calcext:value-type="float">
            <text:p>29.47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2014-02-12 2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1336" calcext:value-type="float">
            <text:p>30.50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2013-12-04 21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2013-09-05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672" calcext:value-type="float">
            <text:p>34.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2013-07-11 2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0736" calcext:value-type="float">
            <text:p>33.32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2013-05-16 21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7864" calcext:value-type="float">
            <text:p>31.67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2013-03-14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0992" calcext:value-type="float">
            <text:p>32.32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2013-01-17 22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2864" calcext:value-type="float">
            <text:p>33.58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2012-11-15 2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9432" calcext:value-type="float">
            <text:p>35.07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2012-09-06 2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4064" calcext:value-type="float">
            <text:p>35.56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2012-07-19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6632" calcext:value-type="float">
            <text:p>35.53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2012-05-17 2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9384" calcext:value-type="float">
            <text:p>32.40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2012-03-15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7232" calcext:value-type="float">
            <text:p>32.71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2012-01-18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2072" calcext:value-type="float">
            <text:p>33.34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2011-11-09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38" calcext:value-type="float">
            <text:p>34.2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2011-09-13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7984" calcext:value-type="float">
            <text:p>36.44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2011-07-07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108" calcext:value-type="float">
            <text:p>35.31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2011-05-02 1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2264" calcext:value-type="float">
            <text:p>32.59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2011-02-24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2384" calcext:value-type="float">
            <text:p>33.55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2010-11-30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5776" calcext:value-type="float">
            <text:p>35.54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2010-10-05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308" calcext:value-type="float">
            <text:p>36.07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2010-07-21 1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976" calcext:value-type="float">
            <text:p>36.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2010-05-17 1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512" calcext:value-type="float">
            <text:p>33.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2010-03-16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3832" calcext:value-type="float">
            <text:p>32.18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2010-01-06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7192" calcext:value-type="float">
            <text:p>32.39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2009-10-22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8232" calcext:value-type="float">
            <text:p>33.09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2009-08-13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48952" calcext:value-type="float">
            <text:p>35.04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2009-06-16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836" calcext:value-type="float">
            <text:p>32.5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2009-04-01 1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7136" calcext:value-type="float">
            <text:p>31.1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2009-02-13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3768" calcext:value-type="float">
            <text:p>32.43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2008-11-26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5304" calcext:value-type="float">
            <text:p>34.05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2008-10-03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6736" calcext:value-type="float">
            <text:p>35.60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2008-07-10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2936" calcext:value-type="float">
            <text:p>31.87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2008-04-23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3592" calcext:value-type="float">
            <text:p>30.26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2008-02-08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336" calcext:value-type="float">
            <text:p>30.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2007-12-12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9032" calcext:value-type="float">
            <text:p>31.87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2007-10-03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572" calcext:value-type="float">
            <text:p>34.33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2006-09-18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6936" calcext:value-type="float">
            <text:p>33.39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2003-11-21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3736" calcext:value-type="float">
            <text:p>30.6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98-11-24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93-12-08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0584" calcext:value-type="float">
            <text:p>26.77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8-11-22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9664" calcext:value-type="float">
            <text:p>27.02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5368" calcext:value-type="float">
            <text:p>26.1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8416" calcext:value-type="float">
            <text:p>26.18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4992" calcext:value-type="float">
            <text:p>26.22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5472" calcext:value-type="float">
            <text:p>26.25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9856" calcext:value-type="float">
            <text:p>26.27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2528" calcext:value-type="float">
            <text:p>26.32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8248" calcext:value-type="float">
            <text:p>26.36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1296" calcext:value-type="float">
            <text:p>26.37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568" calcext:value-type="float">
            <text:p>26.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3112" calcext:value-type="float">
            <text:p>26.42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664" calcext:value-type="float">
            <text:p>26.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9688" calcext:value-type="float">
            <text:p>26.45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5408" calcext:value-type="float">
            <text:p>26.50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808" calcext:value-type="float">
            <text:p>26.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1128" calcext:value-type="float">
            <text:p>26.55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6848" calcext:value-type="float">
            <text:p>26.59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6472" calcext:value-type="float">
            <text:p>26.63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7432" calcext:value-type="float">
            <text:p>26.69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3632" calcext:value-type="float">
            <text:p>26.77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2776" calcext:value-type="float">
            <text:p>26.78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668" calcext:value-type="float">
            <text:p>26.77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4112" calcext:value-type="float">
            <text:p>26.80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9352" calcext:value-type="float">
            <text:p>26.81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1544" calcext:value-type="float">
            <text:p>26.83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1168" calcext:value-type="float">
            <text:p>26.87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6888" calcext:value-type="float">
            <text:p>26.91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2984" calcext:value-type="float">
            <text:p>26.92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908" calcext:value-type="float">
            <text:p>26.9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432" calcext:value-type="float">
            <text:p>26.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6512" calcext:value-type="float">
            <text:p>26.95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5656" calcext:value-type="float">
            <text:p>26.96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3944" calcext:value-type="float">
            <text:p>26.98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3088" calcext:value-type="float">
            <text:p>26.99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3944" calcext:value-type="float">
            <text:p>26.98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6992" calcext:value-type="float">
            <text:p>26.9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004" calcext:value-type="float">
            <text:p>26.9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9184" calcext:value-type="float">
            <text:p>26.9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9288" calcext:value-type="float">
            <text:p>27.06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3672" calcext:value-type="float">
            <text:p>27.09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196" calcext:value-type="float">
            <text:p>27.1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196" calcext:value-type="float">
            <text:p>27.1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2816" calcext:value-type="float">
            <text:p>27.10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1104" calcext:value-type="float">
            <text:p>27.12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72" calcext:value-type="float">
            <text:p>27.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8912" calcext:value-type="float">
            <text:p>27.10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2816" calcext:value-type="float">
            <text:p>27.10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8912" calcext:value-type="float">
            <text:p>27.10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9392" calcext:value-type="float">
            <text:p>27.13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9392" calcext:value-type="float">
            <text:p>27.13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4632" calcext:value-type="float">
            <text:p>27.15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3776" calcext:value-type="float">
            <text:p>27.16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5968" calcext:value-type="float">
            <text:p>27.17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2064" calcext:value-type="float">
            <text:p>27.18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5968" calcext:value-type="float">
            <text:p>27.17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2064" calcext:value-type="float">
            <text:p>27.18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2064" calcext:value-type="float">
            <text:p>27.18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5968" calcext:value-type="float">
            <text:p>27.17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6448" calcext:value-type="float">
            <text:p>27.20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7784" calcext:value-type="float">
            <text:p>27.22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7784" calcext:value-type="float">
            <text:p>27.22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7784" calcext:value-type="float">
            <text:p>27.22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7784" calcext:value-type="float">
            <text:p>27.22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6928" calcext:value-type="float">
            <text:p>27.23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9976" calcext:value-type="float">
            <text:p>27.23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1688" calcext:value-type="float">
            <text:p>27.22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1688" calcext:value-type="float">
            <text:p>27.22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1688" calcext:value-type="float">
            <text:p>27.22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34" calcext:value-type="float">
            <text:p>27.2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2064" calcext:value-type="float">
            <text:p>27.18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816" calcext:value-type="float">
            <text:p>27.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4256" calcext:value-type="float">
            <text:p>27.19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0352" calcext:value-type="float">
            <text:p>27.20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4256" calcext:value-type="float">
            <text:p>27.19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6824" calcext:value-type="float">
            <text:p>27.16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8536" calcext:value-type="float">
            <text:p>27.14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9392" calcext:value-type="float">
            <text:p>27.13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4152" calcext:value-type="float">
            <text:p>27.12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196" calcext:value-type="float">
            <text:p>27.1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9768" calcext:value-type="float">
            <text:p>27.09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8432" calcext:value-type="float">
            <text:p>27.07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5384" calcext:value-type="float">
            <text:p>27.07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2712" calcext:value-type="float">
            <text:p>27.03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004" calcext:value-type="float">
            <text:p>26.9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5656" calcext:value-type="float">
            <text:p>26.96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6512" calcext:value-type="float">
            <text:p>26.95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2984" calcext:value-type="float">
            <text:p>26.92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6408" calcext:value-type="float">
            <text:p>26.88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7264" calcext:value-type="float">
            <text:p>26.87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9832" calcext:value-type="float">
            <text:p>26.84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9832" calcext:value-type="float">
            <text:p>26.84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668" calcext:value-type="float">
            <text:p>26.77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8392" calcext:value-type="float">
            <text:p>26.75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096" calcext:value-type="float">
            <text:p>26.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9624" calcext:value-type="float">
            <text:p>26.70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8288" calcext:value-type="float">
            <text:p>26.68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7808" calcext:value-type="float">
            <text:p>26.65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5136" calcext:value-type="float">
            <text:p>26.61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0272" calcext:value-type="float">
            <text:p>26.56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5888" calcext:value-type="float">
            <text:p>26.53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712" calcext:value-type="float">
            <text:p>26.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664" calcext:value-type="float">
            <text:p>26.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9208" calcext:value-type="float">
            <text:p>26.42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8728" calcext:value-type="float">
            <text:p>26.39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2152" calcext:value-type="float">
            <text:p>26.36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8624" calcext:value-type="float">
            <text:p>26.3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5096" calcext:value-type="float">
            <text:p>26.2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9" calcext:value-type="float">
            <text:p>26.2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9376" calcext:value-type="float">
            <text:p>26.24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6704" calcext:value-type="float">
            <text:p>26.20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0128" calcext:value-type="float">
            <text:p>26.1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184" calcext:value-type="float">
            <text:p>26.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612" calcext:value-type="float">
            <text:p>26.1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8688" calcext:value-type="float">
            <text:p>26.07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04" calcext:value-type="float">
            <text:p>26.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992" calcext:value-type="float">
            <text:p>26.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8584" calcext:value-type="float">
            <text:p>26.00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42" calcext:value-type="float">
            <text:p>25.9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7624" calcext:value-type="float">
            <text:p>25.94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8856" calcext:value-type="float">
            <text:p>25.89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6184" calcext:value-type="float">
            <text:p>25.85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8752" calcext:value-type="float">
            <text:p>25.82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656" calcext:value-type="float">
            <text:p>25.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2176" calcext:value-type="float">
            <text:p>25.79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4744" calcext:value-type="float">
            <text:p>25.76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56" calcext:value-type="float">
            <text:p>25.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2072" calcext:value-type="float">
            <text:p>25.72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1592" calcext:value-type="float">
            <text:p>25.69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1968" calcext:value-type="float">
            <text:p>25.65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4536" calcext:value-type="float">
            <text:p>25.62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796" calcext:value-type="float">
            <text:p>25.58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4432" calcext:value-type="float">
            <text:p>25.55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7856" calcext:value-type="float">
            <text:p>25.51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5184" calcext:value-type="float">
            <text:p>25.47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5936" calcext:value-type="float">
            <text:p>25.3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2784" calcext:value-type="float">
            <text:p>25.32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0112" calcext:value-type="float">
            <text:p>25.2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6584" calcext:value-type="float">
            <text:p>25.24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0488" calcext:value-type="float">
            <text:p>25.24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0008" calcext:value-type="float">
            <text:p>25.21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7336" calcext:value-type="float">
            <text:p>25.16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6856" calcext:value-type="float">
            <text:p>25.13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9424" calcext:value-type="float">
            <text:p>25.10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1992" calcext:value-type="float">
            <text:p>25.08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456" calcext:value-type="float">
            <text:p>25.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112" calcext:value-type="float">
            <text:p>24.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112" calcext:value-type="float">
            <text:p>24.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736" calcext:value-type="float">
            <text:p>24.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0888" calcext:value-type="float">
            <text:p>24.63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308" calcext:value-type="float">
            <text:p>24.64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5272" calcext:value-type="float">
            <text:p>24.65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832" calcext:value-type="float">
            <text:p>24.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88" calcext:value-type="float">
            <text:p>24.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9656" calcext:value-type="float">
            <text:p>24.67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2328" calcext:value-type="float">
            <text:p>24.72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6712" calcext:value-type="float">
            <text:p>24.74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976" calcext:value-type="float">
            <text:p>24.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9384" calcext:value-type="float">
            <text:p>24.78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6336" calcext:value-type="float">
            <text:p>24.78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024" calcext:value-type="float">
            <text:p>24.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024" calcext:value-type="float">
            <text:p>24.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7192" calcext:value-type="float">
            <text:p>24.77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8904" calcext:value-type="float">
            <text:p>24.75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3768" calcext:value-type="float">
            <text:p>24.81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5208" calcext:value-type="float">
            <text:p>24.90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5688" calcext:value-type="float">
            <text:p>24.93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9592" calcext:value-type="float">
            <text:p>24.92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3496" calcext:value-type="float">
            <text:p>24.92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6544" calcext:value-type="float">
            <text:p>24.92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9112" calcext:value-type="float">
            <text:p>24.89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5688" calcext:value-type="float">
            <text:p>24.93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4456" calcext:value-type="float">
            <text:p>24.98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5792" calcext:value-type="float">
            <text:p>25.00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7128" calcext:value-type="float">
            <text:p>25.02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3224" calcext:value-type="float">
            <text:p>25.03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7984" calcext:value-type="float">
            <text:p>25.01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1888" calcext:value-type="float">
            <text:p>25.01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6272" calcext:value-type="float">
            <text:p>25.03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3704" calcext:value-type="float">
            <text:p>25.06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98" calcext:value-type="float">
            <text:p>25.0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3328" calcext:value-type="float">
            <text:p>25.10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7712" calcext:value-type="float">
            <text:p>25.12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1616" calcext:value-type="float">
            <text:p>25.1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9424" calcext:value-type="float">
            <text:p>25.10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9424" calcext:value-type="float">
            <text:p>25.10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9048" calcext:value-type="float">
            <text:p>25.14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9048" calcext:value-type="float">
            <text:p>25.14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3912" calcext:value-type="float">
            <text:p>25.20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6-0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0008" calcext:value-type="float">
            <text:p>25.21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6104" calcext:value-type="float">
            <text:p>25.21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5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4392" calcext:value-type="float">
            <text:p>25.2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5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4392" calcext:value-type="float">
            <text:p>25.2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5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268" calcext:value-type="float">
            <text:p>25.2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5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8776" calcext:value-type="float">
            <text:p>25.25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5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7064" calcext:value-type="float">
            <text:p>25.27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5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4872" calcext:value-type="float">
            <text:p>25.26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5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4016" calcext:value-type="float">
            <text:p>25.27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5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2304" calcext:value-type="float">
            <text:p>25.29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5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5832" calcext:value-type="float">
            <text:p>25.32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5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1072" calcext:value-type="float">
            <text:p>25.34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5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8504" calcext:value-type="float">
            <text:p>25.36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5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2888" calcext:value-type="float">
            <text:p>25.3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5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0696" calcext:value-type="float">
            <text:p>25.3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5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6792" calcext:value-type="float">
            <text:p>25.38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5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8128" calcext:value-type="float">
            <text:p>25.4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5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6416" calcext:value-type="float">
            <text:p>25.4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5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5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556" calcext:value-type="float">
            <text:p>25.4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5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604" calcext:value-type="float">
            <text:p>25.46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5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0424" calcext:value-type="float">
            <text:p>25.49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5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7" calcext:value-type="float">
            <text:p>25.5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5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3096" calcext:value-type="float">
            <text:p>25.53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5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9192" calcext:value-type="float">
            <text:p>25.53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5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3576" calcext:value-type="float">
            <text:p>25.56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5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0528" calcext:value-type="float">
            <text:p>25.56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5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0152" calcext:value-type="float">
            <text:p>25.60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5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1488" calcext:value-type="float">
            <text:p>25.62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5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5392" calcext:value-type="float">
            <text:p>25.61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5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7104" calcext:value-type="float">
            <text:p>25.59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5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416" calcext:value-type="float">
            <text:p>25.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5496" calcext:value-type="float">
            <text:p>25.68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5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6832" calcext:value-type="float">
            <text:p>25.70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5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2072" calcext:value-type="float">
            <text:p>25.72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036" calcext:value-type="float">
            <text:p>25.74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7792" calcext:value-type="float">
            <text:p>25.76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4368" calcext:value-type="float">
            <text:p>25.80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7416" calcext:value-type="float">
            <text:p>25.80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9608" calcext:value-type="float">
            <text:p>25.81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0944" calcext:value-type="float">
            <text:p>25.84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6664" calcext:value-type="float">
            <text:p>25.88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5808" calcext:value-type="float">
            <text:p>25.89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0192" calcext:value-type="float">
            <text:p>25.92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848" calcext:value-type="float">
            <text:p>25.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848" calcext:value-type="float">
            <text:p>25.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1152" calcext:value-type="float">
            <text:p>25.98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6392" calcext:value-type="float">
            <text:p>25.99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944" calcext:value-type="float">
            <text:p>25.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7728" calcext:value-type="float">
            <text:p>26.01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1256" calcext:value-type="float">
            <text:p>26.05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04" calcext:value-type="float">
            <text:p>26.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9544" calcext:value-type="float">
            <text:p>26.0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088" calcext:value-type="float">
            <text:p>26.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088" calcext:value-type="float">
            <text:p>26.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088" calcext:value-type="float">
            <text:p>26.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3072" calcext:value-type="float">
            <text:p>26.10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8312" calcext:value-type="float">
            <text:p>26.11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9272" calcext:value-type="float">
            <text:p>26.1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8896" calcext:value-type="float">
            <text:p>26.21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7184" calcext:value-type="float">
            <text:p>26.23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5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9856" calcext:value-type="float">
            <text:p>26.27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9" calcext:value-type="float">
            <text:p>26.2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6432" calcext:value-type="float">
            <text:p>26.3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3864" calcext:value-type="float">
            <text:p>26.34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9104" calcext:value-type="float">
            <text:p>26.35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4344" calcext:value-type="float">
            <text:p>26.37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4824" calcext:value-type="float">
            <text:p>26.40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3968" calcext:value-type="float">
            <text:p>26.41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0544" calcext:value-type="float">
            <text:p>26.45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7976" calcext:value-type="float">
            <text:p>26.47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9312" calcext:value-type="float">
            <text:p>26.49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6744" calcext:value-type="float">
            <text:p>26.52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8936" calcext:value-type="float">
            <text:p>26.53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0272" calcext:value-type="float">
            <text:p>26.56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5992" calcext:value-type="float">
            <text:p>26.6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5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3424" calcext:value-type="float">
            <text:p>26.63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428" calcext:value-type="float">
            <text:p>26.62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32074234401</text:p>
          </table:table-cell>
          <table:table-cell office:value-type="string" calcext:value-type="string">
            <text:p>010704-- Egg Harbor Hs Deep</text:p>
          </table:table-cell>
          <table:table-cell office:value-type="string" calcext:value-type="string">
            <text:p>1985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1096" calcext:value-type="float">
            <text:p>24.77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2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94" meta:object-count="0"/>
    <meta:user-defined meta:name="AppVersion">3.0</meta:user-defined>
  </office:meta>
</office:document-meta>
</file>